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Fisher, 2006 #279}</text:p>
      <text:p text:style-name="Text_20_body"><text:span text:style-name="T1">Fisher, M. S. and Downey, G.</text:span> 2006 <text:span text:style-name="T2">Frontiers of capital : ethnographic reflections on the new economy</text:span>, Durham: Duke University Press.</text:p>
      <text:p text:style-name="Text_20_body"/>
      <text:p text:style-name="Text_20_body">One thing that emerges from an ethnographic mode of theorizing is a greater awareness of intermediate-level factors – institutions, legal standards, technical limitations, social alliances, supply chains of particular commodities, subcultural identities, communities of shared skills – in the adaptation of technology to human use. 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bm</meta:initial-creator>
    <meta:creation-date>2008-10-15T09:28:37</meta:creation-date>
    <dc:creator>abm</dc:creator>
    <dc:date>2008-10-15T09:31:01</dc:date>
    <meta:editing-cycles>1</meta:editing-cycles>
    <meta:editing-duration>PT2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68" meta:character-count="485"/>
  </office:meta>
</office:document-meta>
</file>